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25cm" fo:min-width="14.5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e33b26" draw:marker-start-width="0.35cm" draw:marker-end-width="0.3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.3cm" fo:margin-right="0cm" fo:margin-top="0cm" fo:margin-bottom="0.2cm" fo:text-align="start" fo:text-indent="0cm"/>
    </style:style>
    <style:style style:name="P3" style:family="paragraph">
      <style:paragraph-properties fo:margin-left="0cm" fo:margin-right="0cm" fo:margin-top="0cm" fo:margin-bottom="0.2cm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2.5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012cm" svg:height="3.999cm" svg:x="0.502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5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171cm" svg:height="0.962cm" svg:x="2.923cm" svg:y="0cm">
          <draw:text-box>
            <text:p>s1</text:p>
          </draw:text-box>
        </draw:frame>
        <draw:frame draw:style-name="standard" draw:layer="layout" svg:width="4.999cm" svg:height="5.999cm" svg:x="9.501cm" svg:y="3.16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o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3" draw:text-style-name="P5" draw:layer="layout" svg:width="4.647cm" svg:height="0.787cm" draw:transform="rotate (-0.566708408122559) translate (5.57975921765598cm 1.96577959793389cm)" svg:viewBox="0 0 4648 788" svg:d="M0 706c605 207 3106 38 4648-706">
          <text:p/>
        </draw:path>
        <draw:frame draw:style-name="standard" draw:layer="layout" svg:width="6.012cm" svg:height="3.999cm" svg:x="0.503cm" svg:y="8.164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5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.171cm" svg:height="0.962cm" svg:x="2.924cm" svg:y="7.002cm">
          <draw:text-box>
            <text:p>s2</text:p>
          </draw:text-box>
        </draw:frame>
        <draw:path draw:style-name="gr3" draw:text-style-name="P5" draw:layer="layout" svg:width="6.311cm" svg:height="2.029cm" draw:transform="rotate (-2.57505877839243) translate (10.5266411250201cm 6.47341707706756cm)" svg:viewBox="0 0 6312 2030" svg:d="M6312 0c-660 292-4717 2570-6312 1911">
          <text:p/>
        </draw:path>
        <draw:line draw:style-name="gr4" draw:text-style-name="P5" draw:layer="layout" svg:x1="0.501cm" svg:y1="0.161cm" svg:x2="6.501cm" svg:y2="6.161cm">
          <text:p/>
        </draw:line>
        <draw:line draw:style-name="gr4" draw:text-style-name="P5" draw:layer="layout" svg:x1="6.501cm" svg:y1="0.161cm" svg:x2="0.501cm" svg:y2="6.1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2-18T09:26:41.510235667</dc:date>
    <meta:editing-duration>PT38M55S</meta:editing-duration>
    <meta:editing-cycles>11</meta:editing-cycles>
    <meta:generator>LibreOffice/7.0.4.2$Linux_X86_64 LibreOffice_project/00$Build-2</meta:generator>
    <meta:document-statistic meta:object-count="10"/>
  </office:meta>
</office:document-meta>
</file>